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 style:list-style-name="">
      <style:paragraph-properties fo:margin-left="0.319cm" fo:margin-right="0cm" fo:margin-top="0cm" fo:margin-bottom="0cm" style:contextual-spacing="false" fo:text-indent="0cm" style:auto-text-indent="false"/>
    </style:style>
    <style:style style:name="P3" style:family="paragraph" style:parent-style-name="Standard" style:list-style-name="">
      <style:paragraph-properties fo:margin-left="0.318cm" fo:margin-right="0cm" fo:text-indent="0cm" style:auto-text-indent="false"/>
      <style:text-properties style:font-name="Arial Narrow" fo:font-size="18pt" fo:language="en" fo:country="GB" fo:background-color="transparent" style:font-size-asian="18pt" style:font-name-complex="Arial Narrow" style:font-size-complex="18pt"/>
    </style:style>
    <style:style style:name="P4" style:family="paragraph" style:parent-style-name="Standard">
      <style:paragraph-properties fo:margin-left="0.318cm" fo:margin-right="0cm" fo:text-indent="0cm" style:auto-text-indent="false"/>
      <style:text-properties style:font-name="Arial Narrow" fo:font-size="14pt" fo:language="en" fo:country="GB" fo:background-color="transparent" style:font-size-asian="14pt" style:font-name-complex="Arial Narrow" style:font-size-complex="14pt"/>
    </style:style>
    <style:style style:name="P5" style:family="paragraph" style:parent-style-name="Standard">
      <style:paragraph-properties fo:margin-left="0.318cm" fo:margin-right="0cm" fo:text-indent="0cm" style:auto-text-indent="false"/>
      <style:text-properties style:font-name="Arial Narrow" fo:font-size="14pt" fo:background-color="transparent" style:font-size-asian="14pt" style:font-name-complex="Arial Narrow" style:font-size-complex="14pt"/>
    </style:style>
    <style:style style:name="P6" style:family="paragraph" style:parent-style-name="Standard">
      <style:paragraph-properties fo:margin-left="0.318cm" fo:margin-right="0cm" fo:text-indent="0cm" style:auto-text-indent="false"/>
      <style:text-properties style:font-name="Arial Narrow" fo:font-size="14pt" fo:font-weight="bold" fo:background-color="transparent" style:font-size-asian="14pt" style:font-weight-asian="bold" style:font-name-complex="Arial Narrow" style:font-size-complex="14pt"/>
    </style:style>
    <style:style style:name="P7" style:family="paragraph" style:parent-style-name="Standard">
      <style:paragraph-properties fo:margin-left="0.319cm" fo:margin-right="0cm" fo:text-indent="0cm" style:auto-text-indent="false"/>
      <style:text-properties style:font-name="Arial Narrow" fo:font-size="14pt" fo:font-weight="bold" fo:background-color="transparent" style:font-size-asian="14pt" style:font-weight-asian="bold" style:font-name-complex="Arial Narrow" style:font-size-complex="14pt"/>
    </style:style>
    <style:style style:name="P8" style:family="paragraph" style:parent-style-name="Standard">
      <style:paragraph-properties fo:margin-left="0.319cm" fo:margin-right="0cm" fo:text-indent="0cm" style:auto-text-indent="false"/>
      <style:text-properties style:font-name="Arial Narrow" fo:background-color="transparent" style:font-name-complex="Arial Narrow"/>
    </style:style>
    <style:style style:name="P9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background-color="transparent" style:font-name-complex="Arial Narrow"/>
    </style:style>
    <style:style style:name="P10" style:family="paragraph" style:parent-style-name="Standard">
      <style:paragraph-properties fo:margin-left="0.319cm" fo:margin-right="0cm" fo:margin-top="0cm" fo:margin-bottom="0cm" style:contextual-spacing="false" fo:text-indent="0cm" style:auto-text-indent="false"/>
      <style:text-properties style:font-name="Arial Narrow" fo:background-color="transparent" style:font-name-complex="Arial Narrow"/>
    </style:style>
    <style:style style:name="P11" style:family="paragraph" style:parent-style-name="Standard">
      <style:paragraph-properties fo:margin-left="0.319cm" fo:margin-right="0cm" fo:margin-top="0.199cm" fo:margin-bottom="0cm" style:contextual-spacing="false" fo:text-indent="0cm" style:auto-text-indent="false"/>
      <style:text-properties style:font-name="Arial Narrow" fo:background-color="transparent" style:font-name-complex="Arial Narrow"/>
    </style:style>
    <style:style style:name="P12" style:family="paragraph" style:parent-style-name="Standard">
      <style:paragraph-properties fo:margin-left="0.319cm" fo:margin-right="0cm" fo:margin-top="0.21cm" fo:margin-bottom="0cm" style:contextual-spacing="false" fo:text-indent="0cm" style:auto-text-indent="false"/>
      <style:text-properties style:font-name="Arial Narrow" fo:background-color="transparent" style:font-name-complex="Arial Narrow"/>
    </style:style>
    <style:style style:name="P13" style:family="paragraph" style:parent-style-name="Standard">
      <style:paragraph-properties fo:margin-left="0.319cm" fo:margin-right="0cm" fo:margin-top="0.3cm" fo:margin-bottom="0cm" style:contextual-spacing="false" fo:text-indent="0cm" style:auto-text-indent="false"/>
      <style:text-properties style:font-name="Arial Narrow" fo:background-color="transparent" style:font-name-complex="Arial Narrow"/>
    </style:style>
    <style:style style:name="P14" style:family="paragraph" style:parent-style-name="Standard">
      <style:paragraph-properties fo:margin-left="0.319cm" fo:margin-right="0cm" fo:margin-top="0.21cm" fo:margin-bottom="0.199cm" style:contextual-spacing="false" fo:text-indent="0cm" style:auto-text-indent="false"/>
      <style:text-properties style:font-name="Arial Narrow" fo:background-color="transparent" style:font-name-complex="Arial Narrow"/>
    </style:style>
    <style:style style:name="P15" style:family="paragraph" style:parent-style-name="Standard">
      <style:paragraph-properties fo:margin-left="0.319cm" fo:margin-right="0cm" fo:margin-top="0.3cm" fo:margin-bottom="0.199cm" style:contextual-spacing="false" fo:text-indent="0cm" style:auto-text-indent="false"/>
      <style:text-properties style:font-name="Arial Narrow" fo:background-color="transparent" style:font-name-complex="Arial Narrow"/>
    </style:style>
    <style:style style:name="P16" style:family="paragraph" style:parent-style-name="Standard">
      <style:paragraph-properties fo:margin-left="0.318cm" fo:margin-right="0cm" fo:text-indent="0cm" style:auto-text-indent="false"/>
      <style:text-properties style:font-name="Arial Narrow" fo:background-color="transparent" style:font-name-complex="Arial Narrow"/>
    </style:style>
    <style:style style:name="P17" style:family="paragraph" style:parent-style-name="Standard">
      <style:paragraph-properties fo:margin-left="0.318cm" fo:margin-right="0cm" fo:margin-top="0.199cm" fo:margin-bottom="0cm" style:contextual-spacing="false" fo:text-indent="0cm" style:auto-text-indent="false"/>
      <style:text-properties style:font-name="Arial Narrow" fo:background-color="transparent" style:font-name-complex="Arial Narrow"/>
    </style:style>
    <style:style style:name="P18" style:family="paragraph" style:parent-style-name="Standard">
      <style:paragraph-properties fo:margin-left="1.249cm" fo:margin-right="0cm" fo:text-indent="0cm" style:auto-text-indent="false"/>
      <style:text-properties style:font-name="Arial Narrow" fo:background-color="transparent" style:font-name-complex="Arial Narrow"/>
    </style:style>
    <style:style style:name="P19" style:family="paragraph" style:parent-style-name="Standard">
      <style:paragraph-properties fo:margin-left="0.319cm" fo:margin-right="0cm" fo:margin-top="0.212cm" fo:margin-bottom="0cm" style:contextual-spacing="false" fo:text-indent="0.93cm" style:auto-text-indent="false"/>
      <style:text-properties style:font-name="Arial Narrow" fo:background-color="transparent" style:font-name-complex="Arial Narrow"/>
    </style:style>
    <style:style style:name="P20" style:family="paragraph" style:parent-style-name="Standard" style:list-style-name="">
      <style:paragraph-properties fo:margin-left="0.319cm" fo:margin-right="0cm" fo:margin-top="0cm" fo:margin-bottom="0cm" style:contextual-spacing="false" fo:text-indent="0cm" style:auto-text-indent="false"/>
      <style:text-properties style:font-name="Arial Narrow" fo:background-color="transparent" style:font-name-complex="Arial Narrow"/>
    </style:style>
    <style:style style:name="P21" style:family="paragraph" style:parent-style-name="Standard">
      <loext:graphic-properties draw:fill="none" draw:fill-color="#ffffff"/>
      <style:paragraph-properties fo:margin-left="1.7cm" fo:margin-right="0cm" fo:orphans="2" fo:widows="2" fo:hyphenation-ladder-count="no-limit" fo:text-indent="-1.401cm" style:auto-text-indent="false" fo:background-color="transparent" style:writing-mode="lr-tb">
        <style:tab-stops>
          <style:tab-stop style:position="0.843cm"/>
        </style:tab-stops>
      </style:paragraph-properties>
      <style:text-properties style:font-name="Arial Narrow" fo:background-color="transparent" style:font-name-complex="Arial Narrow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left="0.635cm" fo:margin-right="0cm" fo:margin-top="0.212cm" fo:margin-bottom="0cm" style:contextual-spacing="false" fo:text-indent="-0.316cm" style:auto-text-indent="false"/>
      <style:text-properties style:font-name="Arial Narrow" fo:background-color="transparent" style:font-name-complex="Arial Narrow"/>
    </style:style>
    <style:style style:name="P23" style:family="paragraph" style:parent-style-name="Standard">
      <style:paragraph-properties fo:margin-left="0.635cm" fo:margin-right="0cm" fo:margin-top="0cm" fo:margin-bottom="0cm" style:contextual-spacing="false" fo:text-indent="-0.316cm" style:auto-text-indent="false"/>
      <style:text-properties style:font-name="Arial Narrow" fo:background-color="transparent" style:font-name-complex="Arial Narrow"/>
    </style:style>
    <style:style style:name="P24" style:family="paragraph" style:parent-style-name="Standard">
      <style:paragraph-properties fo:margin-left="0.318cm" fo:margin-right="0cm" fo:text-indent="0.318cm" style:auto-text-indent="false"/>
      <style:text-properties style:font-name="Arial Narrow" fo:background-color="transparent" style:font-name-complex="Arial Narrow"/>
    </style:style>
    <style:style style:name="P25" style:family="paragraph" style:parent-style-name="Standard">
      <style:paragraph-properties fo:margin-left="0.635cm" fo:margin-right="0cm" fo:text-indent="0cm" style:auto-text-indent="false"/>
      <style:text-properties style:font-name="Arial Narrow" fo:background-color="transparent" style:font-name-complex="Arial Narrow"/>
    </style:style>
    <style:style style:name="P26" style:family="paragraph" style:parent-style-name="Standard">
      <style:paragraph-properties fo:margin-left="0.319cm" fo:margin-right="0cm" fo:text-indent="0cm" style:auto-text-indent="false"/>
      <style:text-properties style:font-name="Arial Narrow" fo:background-color="transparent" style:font-name-complex="Arial Narrow" style:font-size-complex="14pt"/>
    </style:style>
    <style:style style:name="P27" style:family="paragraph" style:parent-style-name="Standard">
      <style:paragraph-properties fo:margin-left="0.319cm" fo:margin-right="0cm" fo:margin-top="0.199cm" fo:margin-bottom="0cm" style:contextual-spacing="false" fo:text-indent="0cm" style:auto-text-indent="false"/>
      <style:text-properties style:font-name="Arial Narrow" officeooo:rsid="00016c54" officeooo:paragraph-rsid="00016c54" fo:background-color="transparent" style:font-name-complex="Arial Narrow"/>
    </style:style>
    <style:style style:name="P28" style:family="paragraph" style:parent-style-name="Standard">
      <style:paragraph-properties fo:margin-left="0.318cm" fo:margin-right="0cm" fo:text-indent="0cm" style:auto-text-indent="false"/>
      <style:text-properties style:font-name="Arial Narrow" fo:font-weight="bold" fo:background-color="transparent" style:font-weight-asian="bold" style:font-name-complex="Arial Narrow"/>
    </style:style>
    <style:style style:name="P29" style:family="paragraph" style:parent-style-name="Standard">
      <style:paragraph-properties fo:margin-left="0.318cm" fo:margin-right="0cm" fo:margin-top="0.4cm" fo:margin-bottom="0cm" style:contextual-spacing="false" fo:text-indent="0cm" style:auto-text-indent="false"/>
      <style:text-properties style:font-name="Arial Narrow" fo:font-weight="bold" fo:background-color="transparent" style:font-weight-asian="bold" style:font-name-complex="Arial Narrow"/>
    </style:style>
    <style:style style:name="P30" style:family="paragraph" style:parent-style-name="Standard">
      <style:paragraph-properties fo:margin-left="0.319cm" fo:margin-right="0cm" fo:margin-top="0.4cm" fo:margin-bottom="0cm" style:contextual-spacing="false" fo:text-indent="0cm" style:auto-text-indent="false"/>
      <style:text-properties style:font-name="Arial Narrow" fo:font-weight="bold" fo:background-color="transparent" style:font-weight-asian="bold" style:font-name-complex="Arial Narrow"/>
    </style:style>
    <style:style style:name="P31" style:family="paragraph" style:parent-style-name="Standard">
      <style:paragraph-properties fo:margin-left="0.319cm" fo:margin-right="0cm" fo:margin-top="0.4cm" fo:margin-bottom="0cm" style:contextual-spacing="false" fo:text-indent="0cm" style:auto-text-indent="false"/>
      <style:text-properties style:font-name="Arial Narrow" fo:font-weight="bold" fo:background-color="transparent" style:font-weight-asian="bold" style:font-name-complex="Arial Narrow" style:font-weight-complex="bold"/>
    </style:style>
    <style:style style:name="P32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language="en" fo:country="GB" fo:background-color="transparent" style:font-name-complex="Arial Narrow"/>
    </style:style>
    <style:style style:name="P33" style:family="paragraph" style:parent-style-name="Standard">
      <style:paragraph-properties fo:margin-left="0.319cm" fo:margin-right="0cm" fo:margin-top="0.3cm" fo:margin-bottom="0cm" style:contextual-spacing="false" fo:text-indent="0cm" style:auto-text-indent="false"/>
      <style:text-properties style:font-name="Arial Narrow" fo:language="en" fo:country="GB" fo:background-color="transparent" style:font-name-complex="Arial Narrow"/>
    </style:style>
    <style:style style:name="P34" style:family="paragraph" style:parent-style-name="Standard">
      <style:paragraph-properties fo:margin-left="0.318cm" fo:margin-right="0cm" fo:text-indent="0cm" style:auto-text-indent="false"/>
      <style:text-properties style:font-name="Arial Narrow" fo:language="en" fo:country="GB" fo:background-color="transparent" style:font-name-complex="Arial Narrow"/>
    </style:style>
    <style:style style:name="P35" style:family="paragraph" style:parent-style-name="Standard">
      <style:paragraph-properties fo:margin-left="0.318cm" fo:margin-right="0cm" fo:text-indent="0cm" style:auto-text-indent="false"/>
      <style:text-properties style:font-name="Arial Narrow" style:text-underline-style="solid" style:text-underline-width="auto" style:text-underline-color="font-color" fo:background-color="transparent" style:font-name-complex="Arial Narrow"/>
    </style:style>
    <style:style style:name="P36" style:family="paragraph" style:parent-style-name="Standard">
      <style:paragraph-properties fo:margin-left="0.319cm" fo:margin-right="0cm" fo:margin-top="0.199cm" fo:margin-bottom="0cm" style:contextual-spacing="false" fo:text-indent="0cm" style:auto-text-indent="false"/>
      <style:text-properties style:font-name="Arial Narrow" style:text-underline-style="solid" style:text-underline-width="auto" style:text-underline-color="font-color" fo:background-color="transparent" style:font-name-complex="Arial Narrow"/>
    </style:style>
    <style:style style:name="P37" style:family="paragraph" style:parent-style-name="Standard">
      <style:paragraph-properties fo:margin-left="0.319cm" fo:margin-right="0cm" fo:margin-top="0.3cm" fo:margin-bottom="0cm" style:contextual-spacing="false" fo:text-indent="0cm" style:auto-text-indent="false"/>
      <style:text-properties style:font-name="Arial Narrow" style:text-underline-style="solid" style:text-underline-width="auto" style:text-underline-color="font-color" fo:background-color="transparent" style:font-name-complex="Arial Narrow"/>
    </style:style>
    <style:style style:name="P38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style:text-underline-style="solid" style:text-underline-width="auto" style:text-underline-color="font-color" fo:background-color="transparent" style:font-name-complex="Arial Narrow"/>
    </style:style>
    <style:style style:name="P39" style:family="paragraph" style:parent-style-name="Standard">
      <style:paragraph-properties fo:margin-left="0.318cm" fo:margin-right="0cm" fo:text-indent="0cm" style:auto-text-indent="false"/>
    </style:style>
    <style:style style:name="P40" style:family="paragraph" style:parent-style-name="Standard">
      <style:paragraph-properties fo:margin-left="0.318cm" fo:margin-right="0cm" fo:text-indent="0cm" style:auto-text-indent="false"/>
    </style:style>
    <style:style style:name="P41" style:family="paragraph" style:parent-style-name="Standard">
      <style:paragraph-properties fo:margin-left="0.319cm" fo:margin-right="0cm" fo:text-indent="0cm" style:auto-text-indent="false"/>
    </style:style>
    <style:style style:name="P42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</style:style>
    <style:style style:name="P43" style:family="paragraph" style:parent-style-name="Standard">
      <style:paragraph-properties fo:margin-left="0.319cm" fo:margin-right="0cm" fo:margin-top="0cm" fo:margin-bottom="0cm" style:contextual-spacing="false" fo:text-indent="0cm" style:auto-text-indent="false"/>
    </style:style>
    <style:style style:name="P44" style:family="paragraph" style:parent-style-name="Standard">
      <style:paragraph-properties fo:margin-left="0.319cm" fo:margin-right="0cm" fo:margin-top="0.199cm" fo:margin-bottom="0cm" style:contextual-spacing="false" fo:text-indent="0cm" style:auto-text-indent="false"/>
    </style:style>
    <style:style style:name="P45" style:family="paragraph" style:parent-style-name="Standard">
      <style:paragraph-properties fo:margin-left="0.319cm" fo:margin-right="0cm" fo:margin-top="0.3cm" fo:margin-bottom="0cm" style:contextual-spacing="false" fo:text-indent="0cm" style:auto-text-indent="false"/>
    </style:style>
    <style:style style:name="P46" style:family="paragraph" style:parent-style-name="Standard">
      <style:paragraph-properties fo:margin-left="3.75cm" fo:margin-right="0cm" fo:margin-top="0.212cm" fo:margin-bottom="0cm" style:contextual-spacing="false" fo:text-indent="0cm" style:auto-text-indent="false"/>
    </style:style>
    <style:style style:name="P47" style:family="paragraph" style:parent-style-name="Standard">
      <style:paragraph-properties fo:margin-left="0.319cm" fo:margin-right="0cm" fo:margin-top="0cm" fo:margin-bottom="0cm" style:contextual-spacing="false" fo:text-indent="0cm" style:auto-text-indent="false"/>
      <style:text-properties fo:color="#000000" loext:opacity="100%" style:font-name="Arial Narrow" fo:font-size="12pt" fo:language="it" fo:country="IT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48" style:family="paragraph" style:parent-style-name="Standard">
      <style:paragraph-properties fo:margin-left="0.319cm" fo:margin-right="0cm" fo:text-indent="0cm" style:auto-text-indent="false"/>
      <style:text-properties fo:color="#000000" loext:opacity="100%" style:font-name="Arial Narrow" fo:font-size="12pt" fo:language="it" fo:country="IT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49" style:family="paragraph" style:parent-style-name="Standard">
      <loext:graphic-properties draw:fill="none" draw:fill-color="#ffffff"/>
      <style:paragraph-properties fo:margin-left="0.9cm" fo:margin-right="0cm" fo:margin-top="0cm" fo:margin-bottom="0cm" style:contextual-spacing="false" fo:orphans="2" fo:widows="2" fo:hyphenation-ladder-count="no-limit" fo:text-indent="-0.3cm" style:auto-text-indent="false" fo:background-color="transparent" style:writing-mode="lr-tb"/>
      <style:text-properties fo:color="#000000" loext:opacity="100%" style:font-name="Arial Narrow" fo:font-size="12pt" fo:language="it" fo:country="IT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50" style:family="paragraph" style:parent-style-name="Standard" style:list-style-name="">
      <loext:graphic-properties draw:fill="none" draw:fill-color="#ffffff"/>
      <style:paragraph-properties fo:margin-left="1.499cm" fo:margin-right="0cm" fo:margin-top="0cm" fo:margin-bottom="0cm" style:contextual-spacing="false" fo:orphans="2" fo:widows="2" fo:hyphenation-ladder-count="no-limit" fo:text-indent="0cm" style:auto-text-indent="false" fo:background-color="transparent" style:writing-mode="lr-tb"/>
      <style:text-properties fo:color="#000000" loext:opacity="100%" style:font-name="Arial Narrow" fo:font-size="12pt" fo:language="it" fo:country="IT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51" style:family="paragraph" style:parent-style-name="Standard">
      <style:paragraph-properties fo:margin-left="0.635cm" fo:margin-right="0cm" fo:margin-top="0cm" fo:margin-bottom="0cm" style:contextual-spacing="false" fo:text-indent="-0.316cm" style:auto-text-indent="false"/>
      <style:text-properties fo:color="#000000" loext:opacity="100%" style:font-name="Arial Narrow" fo:font-size="12pt" fo:language="it" fo:country="IT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52" style:family="paragraph" style:parent-style-name="Standard">
      <style:paragraph-properties fo:margin-left="0.319cm" fo:margin-right="0cm" fo:margin-top="0.199cm" fo:margin-bottom="0.199cm" style:contextual-spacing="true" fo:line-height="115%" fo:text-indent="0cm" style:auto-text-indent="false"/>
      <style:text-properties fo:color="#000000" loext:opacity="100%" style:font-name="Arial Narrow" fo:font-size="12pt" fo:language="it" fo:country="IT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53" style:family="paragraph" style:parent-style-name="Standard">
      <loext:graphic-properties draw:fill="none" draw:fill-color="#ffffff"/>
      <style:paragraph-properties fo:margin-left="0.3cm" fo:margin-right="0cm" fo:margin-top="0.199cm" fo:margin-bottom="0.199cm" style:contextual-spacing="true" fo:line-height="105%" fo:text-align="start" style:justify-single-word="false" fo:orphans="0" fo:widows="0" fo:hyphenation-ladder-count="no-limit" fo:text-indent="0cm" style:auto-text-indent="false" fo:background-color="transparent" style:writing-mode="lr-tb"/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54" style:family="paragraph" style:parent-style-name="Standard">
      <loext:graphic-properties draw:fill="none" draw:fill-color="#ffffff"/>
      <style:paragraph-properties fo:margin-left="0.3cm" fo:margin-right="0cm" fo:margin-top="0.199cm" fo:margin-bottom="0.199cm" style:contextual-spacing="true" fo:text-align="start" style:justify-single-word="false" fo:orphans="0" fo:widows="0" fo:hyphenation-ladder-count="no-limit" fo:text-indent="0cm" style:auto-text-indent="false" fo:background-color="transparent" style:writing-mode="lr-tb"/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55" style:family="paragraph" style:parent-style-name="Standard">
      <loext:graphic-properties draw:fill="none" draw:fill-color="#ffffff"/>
      <style:paragraph-properties fo:margin-left="0.3cm" fo:margin-right="0cm" fo:margin-top="0.199cm" fo:margin-bottom="0.199cm" style:contextual-spacing="true" fo:line-height="100%" fo:text-align="start" style:justify-single-word="false" fo:orphans="0" fo:widows="0" fo:hyphenation-ladder-count="no-limit" fo:text-indent="0cm" style:auto-text-indent="false" fo:background-color="transparent" style:writing-mode="lr-tb"/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56" style:family="paragraph" style:parent-style-name="Standard">
      <loext:graphic-properties draw:fill="none" draw:fill-color="#ffffff"/>
      <style:paragraph-properties fo:margin-left="0.3cm" fo:margin-right="0cm" fo:margin-top="0.199cm" fo:margin-bottom="0.199cm" style:contextual-spacing="true" fo:line-height="100%" fo:orphans="0" fo:widows="0" fo:hyphenation-ladder-count="no-limit" fo:text-indent="0cm" style:auto-text-indent="false" fo:background-color="transparent" style:writing-mode="lr-tb"/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57" style:family="paragraph" style:parent-style-name="Standard">
      <style:paragraph-properties fo:margin-left="0.319cm" fo:margin-right="0cm" fo:margin-top="0.199cm" fo:margin-bottom="0.199cm" style:contextual-spacing="true" fo:line-height="100%" fo:orphans="0" fo:widows="0" fo:hyphenation-ladder-count="no-limit" fo:text-indent="0cm" style:auto-text-indent="false"/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58" style:family="paragraph" style:parent-style-name="Standard">
      <loext:graphic-properties draw:fill="none" draw:fill-color="#ffffff"/>
      <style:paragraph-properties fo:margin-left="0.3cm" fo:margin-right="0cm" fo:margin-top="0.199cm" fo:margin-bottom="0.199cm" style:contextual-spacing="true" fo:line-height="100%" fo:orphans="2" fo:widows="2" fo:hyphenation-ladder-count="no-limit" fo:text-indent="0cm" style:auto-text-indent="false" fo:background-color="transparent" style:writing-mode="lr-tb">
        <style:tab-stops>
          <style:tab-stop style:position="9.412cm"/>
        </style:tab-stops>
      </style:paragraph-properties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59" style:family="paragraph" style:parent-style-name="Standard">
      <style:paragraph-properties fo:margin-left="0.319cm" fo:margin-right="0cm" fo:margin-top="0.199cm" fo:margin-bottom="0.199cm" style:contextual-spacing="true" fo:line-height="115%" fo:text-indent="0cm" style:auto-text-indent="false"/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60" style:family="paragraph" style:parent-style-name="Standard">
      <style:paragraph-properties fo:margin-left="0.319cm" fo:margin-right="0cm" fo:margin-top="0.199cm" fo:margin-bottom="0cm" style:contextual-spacing="false" fo:line-height="115%" fo:text-indent="0cm" style:auto-text-indent="false"/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61" style:family="paragraph" style:parent-style-name="Standard">
      <style:paragraph-properties fo:margin-left="0.319cm" fo:margin-right="0cm" fo:margin-top="0.21cm" fo:margin-bottom="0cm" style:contextual-spacing="false" fo:text-indent="0cm" style:auto-text-indent="false"/>
      <style:text-properties fo:font-variant="normal" fo:text-transform="none" fo:color="#000000" loext:opacity="100%" style:font-name="Arial Narrow" fo:font-size="12pt" fo:letter-spacing="normal" fo:language="it" fo:country="IT" fo:font-style="normal" fo:font-weight="normal" fo:background-color="transparent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/>
    </style:style>
    <style:style style:name="P62" style:family="paragraph" style:parent-style-name="Standard">
      <style:paragraph-properties fo:margin-left="0.319cm" fo:margin-right="0cm" fo:margin-top="0cm" fo:margin-bottom="0cm" style:contextual-spacing="false" fo:text-indent="0cm" style:auto-text-indent="false"/>
      <style:text-properties fo:font-variant="normal" fo:text-transform="none" fo:color="#000000" loext:opacity="100%" style:font-name="Arial Narrow" fo:font-size="12pt" fo:letter-spacing="normal" fo:language="it" fo:country="IT" fo:font-style="normal" fo:font-weight="normal" fo:background-color="transparent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/>
    </style:style>
    <style:style style:name="P63" style:family="paragraph" style:parent-style-name="Standard" style:list-style-name="">
      <style:paragraph-properties fo:margin-left="0.319cm" fo:margin-right="0cm" fo:margin-top="0cm" fo:margin-bottom="0cm" style:contextual-spacing="false" fo:text-indent="0cm" style:auto-text-indent="false"/>
      <style:text-properties fo:font-variant="normal" fo:text-transform="none" fo:color="#000000" loext:opacity="100%" style:font-name="Arial Narrow" fo:font-size="12pt" fo:letter-spacing="normal" fo:language="it" fo:country="IT" fo:font-style="normal" fo:font-weight="normal" fo:background-color="transparent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Arial Narrow" fo:background-color="transparent" loext:char-shading-value="0" style:font-name-asian="Arial Narrow" style:font-name-complex="Arial Narrow"/>
    </style:style>
    <style:style style:name="T3" style:family="text">
      <style:text-properties style:font-name="Arial Narrow" fo:background-color="transparent" loext:char-shading-value="0" style:font-name-complex="Arial Narrow"/>
    </style:style>
    <style:style style:name="T4" style:family="text">
      <style:text-properties style:font-name="Arial Narrow" fo:font-weight="bold" fo:background-color="transparent" loext:char-shading-value="0" style:font-weight-asian="bold" style:font-name-complex="Arial Narrow" style:font-weight-complex="bold"/>
    </style:style>
    <style:style style:name="T5" style:family="text">
      <style:text-properties style:font-name="Arial Narrow" style:font-name-complex="Arial Narrow"/>
    </style:style>
    <style:style style:name="T6" style:family="text">
      <style:text-properties style:font-name="Arial Narrow" fo:language="en" fo:country="GB" fo:background-color="transparent" loext:char-shading-value="0" style:font-name-complex="Arial Narrow"/>
    </style:style>
    <style:style style:name="T7" style:family="text">
      <style:text-properties style:font-name="Arial Narrow" style:text-underline-style="solid" style:text-underline-width="auto" style:text-underline-color="font-color" fo:background-color="transparent" loext:char-shading-value="0" style:font-name-complex="Arial Narrow"/>
    </style:style>
    <style:style style:name="T8" style:family="text">
      <style:text-properties fo:font-variant="normal" fo:text-transform="none" fo:color="#000000" loext:opacity="100%" style:font-name="Arial Narrow" fo:font-size="12pt" fo:letter-spacing="normal" fo:language="it" fo:country="IT" fo:font-style="normal" fo:font-weight="normal" fo:background-color="transparent" loext:char-shading-value="0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/>
    </style:style>
    <style:style style:name="T9" style:family="text">
      <style:text-properties fo:color="#000000" loext:opacity="100%" fo:font-size="12pt" fo:language="it" fo:country="IT" style:font-name-asian="Times New Roman" style:font-size-asian="12pt" style:language-asian="zh" style:country-asian="CN" style:font-size-complex="12pt" style:language-complex="ar" style:country-complex="SA"/>
    </style:style>
    <style:style style:name="T10" style:family="text">
      <style:text-properties fo:color="#000000" loext:opacity="100%" style:font-name="Arial Narrow" fo:font-size="12pt" fo:language="it" fo:country="IT" fo:background-color="transparent" loext:char-shading-value="0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T11" style:family="text">
      <style:text-properties fo:color="#000000" loext:opacity="100%" style:font-name="Arial Narrow" fo:background-color="transparent" loext:char-shading-value="0" style:font-name-complex="Arial Narrow"/>
    </style:style>
    <style:style style:name="T12" style:family="text">
      <style:text-properties officeooo:rsid="00016c5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48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Manuale operativo display</text:h>
      <text:p text:style-name="P4">Per TSDZ2 open source firmware v20.1C.6-update-5</text:p>
      <text:p text:style-name="P5">versione modificata della 20 beta 1 (C)</text:p>
      <text:p text:style-name="P5">adattata ai display originali VLCD5 – VLCD6 – XH18</text:p>
      <text:p text:style-name="P5"/>
      <text:p text:style-name="P8">Prima di utilizzare il display e la bici, leggere attentamente il manuale e la guida al configuratore parametri.</text:p>
      <text:p text:style-name="P16">Consultare le leggi del proprio paese relative alla circolazione stradale con biciclette a pedalata assistita.</text:p>
      <text:p text:style-name="P9">Il funzionamento di base dei display rimane quello originale.</text:p>
      <text:p text:style-name="P16">Di seguito non si farà mai riferimento al nome del tasto utilizzato ma alla funzione richiamata, questo perché sui vari display, le funzioni sono richiamate da tasti diversi.</text:p>
      <text:p text:style-name="P9">In particolare si useranno: <text:s/>“luci” <text:tab/><text:tab/>- VLCD5 e XH18, tasto accensione on/off.</text:p>
      <text:p text:style-name="P8"><text:tab/><text:tab/><text:tab/><text:tab/><text:tab/><text:tab/>- VLCD6, tasto (-) 2 secondi.</text:p>
      <text:p text:style-name="P9"><text:tab/><text:tab/><text:tab/> <text:s text:c="7"/>“walk assist” <text:tab/>- VLCD5, tasto (-) 3 secondi.</text:p>
      <text:p text:style-name="P16"><text:tab/><text:tab/><text:tab/><text:tab/><text:tab/><text:tab/>- VLCD6, tasto (+) 2 secondi.</text:p>
      <text:p text:style-name="P18"><text:tab/><text:tab/><text:tab/><text:tab/><text:tab/>- XH18, manopola “Giu” 5 secondi.</text:p>
      <text:p text:style-name="P46"><text:span text:style-name="T2"><text:s text:c="7"/></text:span><text:span text:style-name="T3">“cambio livello” <text:tab/>- VLCD5 e VLCD6, tasti (+) o (-).</text:span></text:p>
      <text:p text:style-name="P18"><text:tab/><text:tab/><text:tab/><text:tab/><text:tab/>- XH18, manopola “Su” o “Giu”.</text:p>
      <text:p text:style-name="P9">Il tasto luci rimane sempre attivo per accendere e spegnere le luci se premuto una sola volta.</text:p>
      <text:p text:style-name="P16">Le funzionalità aggiuntive sono richiamabili con una combinazione del tasto luci, premuto due volte consecutive (on/off) e del livello selezionato.</text:p>
      <text:p text:style-name="P9">Sono previste due modalità di utilizzo del display, visualizzazione dati e impostazione parametri.</text:p>
      <text:p text:style-name="P16">La funzione per visualizzare i dati è “Auto display data” (default abilitata), quella per impostare parametri è “Set parameters” (default disabilitata). Possono essere abilitate o disabilitate contemporaneamente.</text:p>
      <text:p text:style-name="P16">I valori di default sono modificabili nel configuratore, oppure a display salvando la configurazione in eeprom.</text:p>
      <text:p text:style-name="P28"/>
      <text:p text:style-name="P6">VISUALIZZAZIONE DATI</text:p>
      <text:p text:style-name="P9">Con questa funzione è possibile visualizzare a display, dati inerenti il funzionamento del motore TSDZ2.</text:p>
      <text:p text:style-name="P16">I dati sono visualizzati nel campo della velocità, con valori compresi tra 3.4 e 99.9, valori inferiori vengono ignorati, questo è un limite dei display.</text:p>
      <text:p text:style-name="P16">Per una migliore risoluzione dei dati, impostare il diametro della ruota, solo a display, al massimo disponibile.</text:p>
      <text:p text:style-name="P16">La visualizzazione dei dati è attiva a tutti i livelli di marcia (da 1 a 4, ECO – TOUR – SPORT - TURBO)</text:p>
      <text:p text:style-name="P16">Il livello 0 – OFF è riservato alle funzioni del display.</text:p>
      <text:p text:style-name="P9">Utilizzo. All’accensione delle luci, i dati sono visualizzati automaticamente in sequenza, per il tempo impostato di ogni singolo dato, poi le luci possono essere spente o lasciate accese.</text:p>
      <text:p text:style-name="P16">Il tipo di dati, il numero di dati, l’ordine della sequenza e i tempi di visualizzazione di ogni singolo dato, si impostano nel configuratore.</text:p>
      <text:p text:style-name="P8">Di default è prevista la visualizzazione di due dati, 1 - percentuale residua batteria, 2 - tensione batteria, per un tempo di 5 secondi ognuno.</text:p>
      <text:p text:style-name="P9">Se la funzione “Set parameters” è abilitata, viene prima visualizzato il codice e lo stato del parametro selezionato per 5 secondi, poi la sequenza di dati.</text:p>
      <text:p text:style-name="P8">Se il tempo di un dato è impostando a zero, la visualizzazione di quel dato è continua, senza limite di tempo.</text:p>
      <text:p text:style-name="P16">E’ possibile interrompere la sequenza di visualizzazione spegnendo le luci.</text:p>
      <text:p text:style-name="P16">Cambiando livello prima della fine del tempo si passa al dato successivo, fino all’ultimo della sequenza.</text:p>
      <text:p text:style-name="P16">Se le luci sono già accese, per ripetere la visualizzazione, basta spegnerle e riaccenderle.</text:p>
      <text:p text:style-name="P9"><text:soft-page-break/>Attenzione, il display interpreta sempre i dati ricevuti come una velocità e di conseguenza incrementa il contachilometri, anche a bici ferma.</text:p>
      <text:p text:style-name="P16">Abilitando nel configuratore “Odometer compensation” (default disabilitato), si possono recuperare i chilometri aggiunti e non percorsi, durante questa operazione la velocità visualizzata in marcia rimane a zero fino al pareggio dei chilometri.</text:p>
      <text:p text:style-name="P9">All’accensione del display viene visualizzato per 5 secondi un dato scelto nel configuratore.</text:p>
      <text:p text:style-name="P8">Disponibili: None = nessun dato, Soc % = percentuale residua batteria (default), Volts = tensione batteria.</text:p>
      <text:p text:style-name="P8">Il dato visualizzato, serve anche come riferimento per il tempo di attesa prima di mettere i piedi sui pedali.</text:p>
      <text:p text:style-name="P26"/>
      <text:p text:style-name="P7">IMPOSTAZIONE PARAMETRI – FUNZIONI</text:p>
      <text:p text:style-name="P9">La gestione dei parametri è organizzata come un menu, dove i 5 livelli (OFF + 4 assistenze) sono le voci principali e per ogni livello 3 voci secondarie.</text:p>
      <text:p text:style-name="P10">Alcuni nuovi display hanno 6 livelli (OFF + 5 assistenze). I menu, oltre che in OFF, possono essere nei livelli da 2 a 5, oppure da 1 a 4. Dipende dalla posizione del quinto livello, se prima di ECO o dopo TURBO. Il quinto livello non ha nessuna funzione di menu.</text:p>
      <text:p text:style-name="P47">Consultare “Assist level 5” nella guida del configuratore.</text:p>
      <text:p text:style-name="P8">Per modificare i parametri deve essere abilitata la funzione “Set parameters” (default disabilitata).</text:p>
      <text:p text:style-name="P9">Utilizzo. Scegliere il livello (voce del menu principale), alla prima pressione del tasto luci (on) viene visualizzato un codice, che abbinato al livello selezionato, identifica il parametro da modificare.</text:p>
      <text:p text:style-name="P16">Premendo il tasto luci <text:s/>una seconda volta (off) entro 5 secondi, si conferma la modifica, lo stato cambia e il codice lampeggia.</text:p>
      <text:p text:style-name="P16">A questo punto si hanno ancora 5 secondi mentre il codice lampeggia, per passare al parametro successivo, sempre premendo il tasto luci. In questo caso la modifica precedente viene ignorata, altrimenti al termine dei 5 secondi con codice lampeggiante, la modifica è confermata.</text:p>
      <text:p text:style-name="P9">I codici dei menu secondari sono in sequenza E02, E03, E04 (E01, E02, E04 per EKD01).</text:p>
      <text:p text:style-name="P16">Attenzione, nella sequenza dei menu secondari <text:s/>solo l’ultimo parametro impostato rimane confermato.</text:p>
      <text:p text:style-name="P16">Attenzione, non confondere i codici di errore con quelli dei parametri, questi ultimi sono sempre visualizzati volontariamente con una pressione del tasto luci. I codici di errore sono visualizzati automaticamente.</text:p>
      <text:p text:style-name="P16">Anche in presenza di un errore è possibile accedere all’impostazione dei parametri.</text:p>
      <text:p text:style-name="P16">Terminata l’operazione ritorna il codice errore se ancora presente.</text:p>
      <text:p text:style-name="P9">La funzione “Set parameters” si abilita/disabilita a livello 0-OFF impostando E02 - SET PARAMETER, tasto luci 2 volte (on/off) fino a E02 lampeggiante (E01 per EKD01).</text:p>
      <text:p text:style-name="P16">Ora si può modificare l’impostazione degli altri parametri come da menu elencato più avanti.</text:p>
      <text:p text:style-name="P16">E' un passaggio in più, ma anche una sicurezza contro modifiche involontarie.</text:p>
      <text:p text:style-name="P16">Scegliere il livello del menu desiderato e il parametro da modificare seguendo la procedura descritta.</text:p>
      <text:p text:style-name="P9">Durante la modifica di un parametro, oltre al codice per identificarlo, viene visualizzato anche lo stato del parametro stesso.</text:p>
      <text:p text:style-name="P16">Alla prima pressione del tasto luci (on) lo stato corrente, alla seconda (off) con codice lampeggiante il nuovo <text:s/>stato modificato.</text:p>
      <text:p text:style-name="P16">Con XH18, codice e stato sono in due campi differenti e quindi sono visualizzati contemporaneamente.</text:p>
      <text:p text:style-name="P16">Con VLCD5/6, codice e stato si alternano in quanto visualizzati nello stesso campo della velocità.</text:p>
      <text:p text:style-name="P16">I parametri si abilitano e disabilitano sempre nella stessa posizione di menu, lo stato è indicato dal <text:s/>primo numero a sinistra nel campo della velocità, 1=enable 0=disable.</text:p>
      <text:p text:style-name="P16">Le modalità di assistenza sono identificabili con un numero da 1 a 6 come elencato più avanti.</text:p>
      <text:p text:style-name="P16">La configurazione delle luci con un numero da 0 a 8 in funzione delle scelte fatte nel configuratore.</text:p>
      <text:p text:style-name="P9">Le voci dei menu sono in ordine di priorità, al primo posto quelle verosimilmente più usate.</text:p>
      <text:p text:style-name="P16">Non è previsto un comando per il ritorno ai valori di default, se necessario, basta spegnere e riaccendere.</text:p>
      <text:p text:style-name="P42"><text:soft-page-break/><text:span text:style-name="T3">La funzione “Auto display data” si abilita/disabilita a livello 0-OFF impostando E03 – AUTO DISPLAY DATA, tasto luci 4 volte, 2 (on/off) + 2 (on/off) volte fino a E03 lampeggiante (</text:span><text:span text:style-name="T6">E02 per EKD01).</text:span></text:p>
      <text:p text:style-name="P16">E' possibile salvare le impostazioni correnti come default, a livello 0-OFF, impostare E04-SAVE DEFAULT, tasto luci 6 volte, 2 (on/off) + 2 (on/off) + 2 (on/off) fino a E04 lampeggiante.</text:p>
      <text:p text:style-name="P31">Procedura per il reset manuale della percentuale residua batteria (Soc)</text:p>
      <text:p text:style-name="P9">Entro 5 secondi dall’accensione del display selezionare un livello diverso da 0-OFF, premere il pulsante Walk assist e tenerlo premuto.</text:p>
      <text:p text:style-name="P16">Viene visualizzata la percentuale precedentemente memorizzata e, dopo qualche secondo, la percentuale reale, calcolata con il valore della tensione.</text:p>
      <text:p text:style-name="P16">Utile quando si mette una batteria non completamente carica o alla prima accensione dopo il caricamento del programma, oppure con “Soc % calculation” impostato su Wh.</text:p>
      <text:p text:style-name="P16">Con “Soc % calculation” impostato su Auto, il reset è automatico solo se il Soc reale si discosta oltre +/- 15% da da quelle memorizzato in precedenza, altrimenti è necessario un reset manuale.</text:p>
      <text:p text:style-name="P16">A batteria completamente carica, il reset al 99,9% è sempre automatico.</text:p>
      <text:p text:style-name="P29">Descrizione delle voci del menu e valori dei livelli di assistenza di default:</text:p>
      <text:p text:style-name="P9">Attenzione: per il display EKD01 i codici dei menu sono in questo ordine E01, E02, E04.</text:p>
      <text:p text:style-name="P9">LEVEL 0 - OFF <text:s text:c="3"/>-&gt;<text:tab/>DISPLAY FUNCTION<text:tab/>funzioni del display e salvataggio impostazioni</text:p>
      <text:p text:style-name="P42"><text:span text:style-name="T3"><text:tab/></text:span><text:span text:style-name="T6">E02<text:tab/>- SET PARAMETER<text:tab/><text:tab/>enable (1) / disable (0)</text:span></text:p>
      <text:p text:style-name="P32"><text:tab/>E03 <text:tab/>- AUTO DISPLAY DATA<text:tab/>enable (1) / disable (0)</text:p>
      <text:p text:style-name="P42"><text:span text:style-name="T6"><text:tab/></text:span><text:span text:style-name="T3">E04 <text:tab/>- SAVE DEFAULT<text:tab/><text:tab/>per salvare le impostazioni correnti (diventano di default)</text:span></text:p>
      <text:p text:style-name="P16"/>
      <text:p text:style-name="P16">LEVEL 1 - ECO <text:s text:c="3"/>-&gt;<text:tab/>MOTOR FUNCTION<text:tab/>funzioni strada e motore</text:p>
      <text:p text:style-name="P42"><text:span text:style-name="T3"><text:tab/></text:span><text:span text:style-name="T6">E02 <text:tab/>- STREET MODE<text:tab/><text:tab/>enable (1) / disable (0)</text:span></text:p>
      <text:p text:style-name="P32"><text:tab/>E03 <text:tab/>- STARTUP BOOST<text:tab/><text:tab/>enable (1) / disable (0)</text:p>
      <text:p text:style-name="P19">E04 <text:tab/>- TORQUE SENSOR ADV.<text:tab/>enable (1) / disable (0) e calibrazione torque sensor</text:p>
      <text:p text:style-name="P16"/>
      <text:p text:style-name="P16">LEVEL 2 - TOUR <text:s/>-&gt; <text:s/><text:tab/>ASSIST MODE 1<text:tab/>Cambio modalità di assistenza 1</text:p>
      <text:p text:style-name="P42"><text:span text:style-name="T3"><text:tab/></text:span><text:span text:style-name="T6">E02 <text:s text:c="3"/>1<text:tab/>- POWER ASSIST<text:tab/>ECO-70 <text:s text:c="2"/>TOUR-140 <text:s/>SPORT-230 <text:s text:c="2"/>TURBO-340 (30-500%)</text:span></text:p>
      <text:p text:style-name="P42"><text:span text:style-name="T6"><text:tab/></text:span><text:span text:style-name="T3">E03 <text:s text:c="3"/>2<text:tab/>- TORQUE ASSIST<text:tab/>ECO-40 <text:s text:c="2"/>TOUR-80 <text:s text:c="3"/>SPORT-110 <text:s text:c="2"/>TURBO-140 (fino 254)</text:span></text:p>
      <text:p text:style-name="P9"><text:tab/>E04 <text:s text:c="3"/>3<text:tab/>- CADENCE ASSIST<text:tab/>ECO-80 <text:s text:c="2"/>TOUR-100 <text:s/>SPORT-130 <text:s text:c="2"/>TURBO-160 (fino 254)</text:p>
      <text:p text:style-name="P16"/>
      <text:p text:style-name="P16">LEVEL 3 - SPORT -&gt; <text:tab/>ASSIST MODE 2<text:tab/>Cambio modalità di assistenza 2</text:p>
      <text:p text:style-name="P42"><text:span text:style-name="T3"><text:tab/></text:span><text:span text:style-name="T6">E02 <text:s text:c="3"/>4<text:tab/>- EMTB ASSIST<text:tab/>ECO-60 <text:s text:c="2"/>TOUR-100 <text:s text:c="2"/>SPORT-140 <text:s/>TURBO-180 (fino 254)</text:span></text:p>
      <text:p text:style-name="P42"><text:span text:style-name="T6"><text:tab/></text:span><text:span text:style-name="T3">E03 <text:s text:c="3"/>5<text:tab/>- HYBRID ASSIST<text:tab/>Valori combinati di POWER e TORQUE</text:span></text:p>
      <text:p text:style-name="P42"><text:span text:style-name="T3"><text:tab/></text:span><text:span text:style-name="T6">E04 <text:s text:c="3"/>6<text:tab/>- CRUISE MODE<text:tab/>ECO-12 <text:s text:c="2"/>TOUR-16 <text:s text:c="2"/>SPORT-20 <text:s text:c="2"/>TURBO-24<text:tab/>(km/h)</text:span></text:p>
      <text:p text:style-name="P34"/>
      <text:p text:style-name="P34">LEVEL 4 - TURBO <text:s/>-&gt; <text:s/>LIGHTS MODE<text:tab/><text:tab/>Configurazione luci</text:p>
      <text:p text:style-name="P32"><text:tab/>E02 <text:s text:c="3"/>1/8 – Vedere tabella modalità luci <text:s text:c="2"/>or <text:s/>STARTUP ASSIST (0/1)</text:p>
      <text:p text:style-name="P32"><text:tab/>E03 <text:s text:c="3"/>1/8 – Vedere tabella modalità luci<text:tab/> <text:s/>or <text:s/>ASSIST WITHOUT PEDALIG ROTATION (0 / 1)</text:p>
      <text:p text:style-name="P32"><text:tab/>E04 <text:s text:c="3"/>1/8 – Vedere tabella modalità luci<text:tab/> <text:s/>or <text:s/>ASSIST WITH SENSORS ERROR (0 / 1)</text:p>
      <text:p text:style-name="P30">Scelta modalità <text:s/>di assistenza</text:p>
      <text:p text:style-name="P9">Sono disponibili 6 modalità di assistenza, scegliere quella preferita.</text:p>
      <text:p text:style-name="P9">1 - POWER ASSIST <text:s text:c="2"/><text:tab/>assistenza proporzionale alla potenza sui pedali</text:p>
      <text:p text:style-name="P16"><text:soft-page-break/>2 - TORQUE ASSIST <text:s/><text:tab/>assistenza proporzionale alla coppia sui pedali</text:p>
      <text:p text:style-name="P16">3 - CADENCE ASSIST<text:tab/>assistenza subordinata al movimento dei pedali</text:p>
      <text:p text:style-name="P16">4 - EMTB ASSIST <text:s text:c="3"/><text:tab/><text:tab/>assistenza con percentuale progressiva della coppia sui pedali</text:p>
      <text:p text:style-name="P16">5 - HYBRID ASSIST<text:tab/><text:tab/>assistenza combinata power + torque</text:p>
      <text:p text:style-name="P16">6 - CRUISE MODE<text:tab/><text:tab/>assistenza con controllo della velocità.</text:p>
      <text:p text:style-name="P9">In ogni modalità, sono previsti 4 livelli di assistenza ECO – TOUR – SPORT – TURBO.</text:p>
      <text:p text:style-name="P8">I valori di assistenza per ogni livello e per ogni modalità sono modificabili nel configuratore.</text:p>
      <text:p text:style-name="P8">A livello 0-OFF il motore è fermo.</text:p>
      <text:p text:style-name="P8">La modalità di assistenza si imposta a livello 2 o a livello 3, come indicato nella tabella precedente, premendo il tasto luci 2 volte (on/off) per ogni posizione E02 - E03 – E04 (E01 – E02 - E04 per EKD01).</text:p>
      <text:p text:style-name="P8">All’accensione delle luci, per 5 secondi, <text:s/>viene visualizzato la modalità corrente (primo numero a sinistra, valori da 1 a 6 come descritto in precedenza), allo spegnimento entro 5 secondi dall'accensione, viene visualizzata la modalità cambiata.</text:p>
      <text:p text:style-name="P16">La modalità di assistenza all’accensione (di default “Power assist”), è modificabile nel configuratore, oppure a display salvando in eeprom la configurazione corrente.</text:p>
      <text:p text:style-name="P30">Modalità di assistenza WALK ASSIST</text:p>
      <text:p text:style-name="P11">Da utilizzare quando è necessaria un’assistenza per spingere la bici a piedi fino a 6 km/h.</text:p>
      <text:p text:style-name="P16">Attivabile col pulsante dedicato, consultare il manuale del proprio display.</text:p>
      <text:p text:style-name="P16">Sono previsti 4 livelli di assistenza ECO – TOUR – SPORT – TURBO.</text:p>
      <text:p text:style-name="P16">I valori di assistenza sono modificabili nel configuratore.</text:p>
      <text:p text:style-name="P16">A livello 0-OFF nessuna assistenza (con eccezioni, vedi più avanti).</text:p>
      <text:p text:style-name="P9">Ci sono delle limitazioni dovute ai display XH18 e forse altri, attivando il pulsante walk assist diminuisce anche il livello, è un difetto dei display bisogna tenerne conto, non si attiva l’assistenza del livello impostato ma di quello inferiore. Non solo, ma attivando il pulsante walk assist a livello 1-ECO, si passa a livello 0-OFF e il motore si ferma, ma non sempre. A volte mantiene l’assistenza del livello 1, è un limite dei display.</text:p>
      <text:p text:style-name="P9">Nel configuratore, per ogni livello, è impostata una velocità da raggiungere e mantenere.</text:p>
      <text:p text:style-name="P53">All'avvio di "Walk assist" ci sarà un superamento della velocità impostata, questa è una calibrazione automatica.</text:p>
      <text:p text:style-name="P54">Serve a definire il rapporto tra velocità della ruota e giri del motore, e a calcolare la potenza massima richiesta in quelle condizioni di utilizzo (rapporto di trasmissione e pendenza da superare), stabilizzandosi poi alla velocità impostata.</text:p>
      <text:p text:style-name="P55">La regolazione avviene sui giri del motore, pertanto rimane costante anche impostando valori di velocità non rilevabili dal sensore.</text:p>
      <text:p text:style-name="P56">Se necessario è possibile ripetere l'autocalibrazione, rilasciare il pulsante e premere nuovamente.</text:p>
      <text:p text:style-name="P56">La velocità impostata potrebbe non essere raggiunta a causa della limitazione di potenza.</text:p>
      <text:p text:style-name="P57">In caso di problemi al sensore di velocità, l'assistenza alla camminata non funziona correttamente.</text:p>
      <text:p text:style-name="P9">Usare marce basse, marce alte procurano uno stress alla trasmissione.</text:p>
      <text:p text:style-name="P16">E’ disponibile un tempo antirimbalzo sul pulsante di attivazione del walk assist, utile su terreni accidentati quando un rimbalzo può causare il rilascio non voluto del pulsante.</text:p>
      <text:p text:style-name="P17">Da abilitare e configurare, consultare la guida alla configurazione dei parametri.</text:p>
      <text:p text:style-name="P30">Modalità di assistenza STARTUP ASSIST</text:p>
      <text:p text:style-name="P61">Deve essere abilitato nel configuratore “Startup assist enabled”.</text:p>
      <text:p text:style-name="P62">Oppure si abilita/disabilita a livello 4, impostando E02 – STARTUP ASSIST, tasto luci 2 volte (on/off) fino a E02 lampeggiante (E01 per EKD01).</text:p>
      <text:p text:style-name="P62">Serve per partire da fermo su salite difficili, oppure per mantenere l'assistenza dove la pedalata è difficoltosa.</text:p>
      <text:p text:style-name="P62">Si attiva con le luci accese premendo il pulsante “Walk assist”. Tenendolo premuto, si mantiene la potenza massima raggiunta, questo permette di evitare una diminuzione dell'assistenza quando il pedale è in posizione verticale oppure quando si smette di pedalare.</text:p>
      <text:p text:style-name="P62"><text:soft-page-break/>Il funzionamento è simile all’acceleratore, ma per partire è necessario pedalare.</text:p>
      <text:p text:style-name="P62">La funzione puo essere utilizzata anche durante la pedalata.</text:p>
      <text:p text:style-name="P62">Per interrompere la funzione, rilasciare il pulsante.</text:p>
      <text:p text:style-name="P43"><text:span text:style-name="T8">La potenza erogata dipende dal livello di assistenza e dalla spinta sui pedali.</text:span><text:span text:style-name="T10"> </text:span></text:p>
      <text:p text:style-name="P61">Attenzione, se “Startup assist” è abilitato, “Walk assist” è disponibile solo con le luci spente.</text:p>
      <text:p text:style-name="P30">Scelta modalità street</text:p>
      <text:p text:style-name="P9">Modalità street, si abilita/disabilita a livello 1, impostando E02 - STREET MODE, tasto luci 2 volte (on/off) fino a E02 lampeggiante (E01 per EKD01).</text:p>
      <text:p text:style-name="P16">E’ una funzione che può essere configurata come una modalità di guida legale, è possibile limitare la velocità e la potenza del motore. L'acceleratore, il modo cruise <text:s/>e il walk assist sono disabilitati. </text:p>
      <text:p text:style-name="P16">Per queste impostazioni, consultare la guida alla configurazione dei parametri.</text:p>
      <text:p text:style-name="P16">Informarsi sulle restrizioni legislative del proprio paese, riguardo i limiti di velocità e di potenza del motore.</text:p>
      <text:p text:style-name="P9">Modalità fuori strada, si attiva con modalità strada disabilitata.</text:p>
      <text:p text:style-name="P16">Da usare al di fuori delle strade pubbliche, è possibile impostare limiti di velocità e di potenza diversi da quelli in modalità strada.</text:p>
      <text:p text:style-name="P30">Scelta startup boost</text:p>
      <text:p text:style-name="P9">La funzione BOOST, se abilitata, aumenta l’assistenza in partenza e a bassa cadenza, solo in modalità “Power assist”.</text:p>
      <text:p text:style-name="P39"><text:span text:style-name="T3">Si abilita/disabilita a livello 1, impostando E03 – STARTUP BOOST, tasto luci 4 volte, 2</text:span><text:span text:style-name="T6">(on/off)</text:span><text:span text:style-name="T3"> + 2</text:span><text:span text:style-name="T6">(on/off)</text:span><text:span text:style-name="T3"> <text:s/>fino a E03 lampeggiante (</text:span><text:span text:style-name="T6">E02 per EKD01).</text:span></text:p>
      <text:p text:style-name="P30">Scelta torque sensor advanced</text:p>
      <text:p text:style-name="P17">Si abilita/disabilita a livello 1, impostando E04 – TORQUE SENSOR ADV, tasto luci 6 volte, 2(on/off) + 2(on/off) + 2(on/off) fino a E04 lampeggiante.</text:p>
      <text:p text:style-name="P39"/>
      <text:p text:style-name="P16">Per utilizzare questo parametro è necessario eseguire la procedura di calibrazione inserendo i dati nel configuratore.</text:p>
      <text:p text:style-name="P16">Il funzionamento cambia in funzione delle impostazioni di "Calibrated" e "Estimated" nel configuratore.</text:p>
      <text:p text:style-name="P39"/>
      <text:p text:style-name="P35">"Calibrated" abilitato e "Estimated" disabilitato.</text:p>
      <text:p text:style-name="P17">- Con "Torque sensor advanced" abilitato, il motore funziona con i parametri di calibrazione. Se diversi da zero, sono utilizzati anche "Pedal torque adc range adjustment" e "Pedal torque adc angle adjustment", ottimizzano la risposta del sensore di coppia.</text:p>
      <text:p text:style-name="P16">- Con "Torque sensor advanced" disabilitato, il motore funziona senza calibrazione.</text:p>
      <text:p text:style-name="P39"/>
      <text:p text:style-name="P35">"Calibrated" abilitato e "Estimated" abilitato.</text:p>
      <text:p text:style-name="P17">Con queste impostazioni è possibile ottenere due profili di assistenza diversi, disponibili in tutte le modalità.</text:p>
      <text:p text:style-name="P16">- Con "Torque sensor advanced" abilitato, il motore funziona con i parametri di calibrazione. Se diversi da zero, sono utilizzati anche "Pedal torque adc range adjustment" e "Pedal torque adc angle adjustment", ottimizzano la risposta del sensore di coppia.</text:p>
      <text:p text:style-name="P16">Questi sono i parametri da usare se si vogliono impostare due profili di assistenza.</text:p>
      <text:p text:style-name="P16">- Con "Torque sensor advanced" disabilitato, il motore funziona con la calibrazione alternativa.</text:p>
      <text:p text:style-name="P16">"Pedal torque adc range adjustment" e "Pedal torque adc angle adjustment" vengono ignorati.</text:p>
      <text:p text:style-name="P16">Se però sono impostati a zero, l'assistenza è uguale a quella con "Torque sensor advanced" abilitato.</text:p>
      <text:p text:style-name="P39"/>
      <text:p text:style-name="P35">"Calibrated" disabilitato e "Estimated" abilitato.</text:p>
      <text:p text:style-name="P17">- Con "Torque sensor advanced" abilitato, il motore funziona senza calibrazione.</text:p>
      <text:p text:style-name="P16">- Con "Torque sensor advanced" disabilitato, il motore funziona con la calibrazione alternativa.</text:p>
      <text:p text:style-name="P16"><text:soft-page-break/>"Pedal torque adc range adjustment" e "Pedal torque adc angle adjustment" vengono ignorati.</text:p>
      <text:p text:style-name="P39"/>
      <text:p text:style-name="P35">"Calibrated" disabilitato e "Estimated" disabilitato.</text:p>
      <text:p text:style-name="P17">Il motore funziona sempre senza calibrazione, indipendentemente dall'impostazione di "Torque sensor advanced".</text:p>
      <text:p text:style-name="P30">Calibrazione torque sensor</text:p>
      <text:p text:style-name="P36"><text:span text:style-name="T12">1 - </text:span>Calibrazione dei valori ADC del sensore di coppia.</text:p>
      <text:p text:style-name="P12">La calibrazione del sensore di coppia si effettua a livello 0-OFF, “Set parameter” deve essere abilitato.</text:p>
      <text:p text:style-name="P10">Accendere il display e selezionare il livello 0-OFF, se “Set parameter” non è abilitato, accendere e spegnere le luci (a livello 0-OFF) per abilitarlo, poi <text:s/>lasciando i pedali liberi, premere il pulsante Walk assist fino alla visualizzazione del valore ADC del sensore di coppia e rilasciare il pulsante, il valore visualizzato è da inserire nel configuratore in “Pedal torque ADC offset”.</text:p>
      <text:h text:style-name="P2" text:outline-level="1"><text:span text:style-name="T11">Successivamente, controllare il valore ADC del sensore di coppia con la massima spinta applicata al pedale (ciclista in piedi, sul pedale destro in posizione orizzontale), questo valore è da inserire nel configuratore in</text:span><text:span text:style-name="T3"> “Pedal torque ADC max”.</text:span></text:h>
      <text:h text:style-name="P20" text:outline-level="1">Nel configuratore abilitare anche "Torque sensor advanced", "Calibrated", "Estimated", tutti e tre.</text:h>
      <text:h text:style-name="P63" text:outline-level="1">Questa è la procedura consigliata.</text:h>
      <text:h text:style-name="P20" text:outline-level="1">Per terminare l’operazione aumentare il livello, oppure proseguire al passo successivo.</text:h>
      <text:h text:style-name="P20" text:outline-level="1">Attenzione: con VLCD5 e probabilmente anche con altri display, a livello 0-OFF, Walk assist non si attiva. Eseguire la procedura di calibrazione a livello 1-ECO. In questo caso, la calibrazione deve iniziare entro 25 secondi dall’accensione del display.</text:h>
      <text:h text:style-name="P20" text:outline-level="1">Attenzione: attivando il Walk Assist, alcuni display potrebbero diminuire il livello e non ripristinarlo, ovvero dal livello 1-ECO passa al livello 0-OFF e li rimane, sarà quindi necessario avviare la procedura al livello 2-TOUR che poi passa al livello 1-ECO, e così via per tutti i passaggi successivi.</text:h>
      <text:p text:style-name="P37"><text:span text:style-name="T12">2 - </text:span>Calibrazione del fattore di conversione ADC del sensore di coppia, stimato.</text:p>
      <text:p text:style-name="P11">Questa è una procedura di calibrazione alternativa che può essere completata a display senza reflash.</text:p>
      <text:p text:style-name="P10">E' stata aggiunta questa possibilità perché, col tempo, i valori del sensore di coppia cambiano fino a causare l'errore E02, in quel caso può essere utile una rapida calibrazione "su strada".</text:p>
      <text:p text:style-name="P27">Questa procedura è una prosecuzione di quella indicata al punto 1, poi continuare come segue:</text:p>
      <text:p text:style-name="P11">Premere ancora il pulsante Walk assist e rilasciarlo.</text:p>
      <text:p text:style-name="P10">I valori di “Pedal torque ADC offset” e “Pedal torque ADC max” sono visualizzati alternandosi.</text:p>
      <text:p text:style-name="P10">Controllare se corrispondono a quelli ottenuti in precedenza.</text:p>
      <text:p text:style-name="P10">Viene quindi calcolato un valore stimato di "Pedal torque adc step", abilitato "Estimated" e disabilitato "Torque sensor advanced".</text:p>
      <text:p text:style-name="P10">Ora si può provare la bici. Cambiare livello per uscire, oppure proseguire al passo successivo.</text:p>
      <text:p text:style-name="P44"><text:span text:style-name="T7">Attenzione</text:span><text:span text:style-name="T3">: questa calibrazione non è la stessa che si ottiene inserendo i dati nel configuratore: il risultato è simile, ma ci sono alcune differenze da considerare.</text:span></text:p>
      <text:p text:style-name="P10">Con la calibrazione a display, i parametri "Pedal torque ADC range adjustment" e "Pedal torque ADC angle adjustment" vengono ignorati. Mentre "Pedal torque ADC offset adjustment" ha un funzionamento diverso.</text:p>
      <text:p text:style-name="P10">Si utilizza con "Torque sensor advanced" disabilitato.</text:p>
      <text:p text:style-name="P43"><text:span text:style-name="T8">Mentre con "Torque sensor advanced" abilitato, se la calibrazione non è stata effettuata anche nel configuratore, il motore funzionerà senza calibrazione.</text:span><text:span text:style-name="T10"> </text:span></text:p>
      <text:p text:style-name="P44"><text:span text:style-name="T7">Attenzione</text:span><text:span text:style-name="T3">: spegnendo il display, i dati di di questa calibrazione alternativa si perdono, per mantenerli vanno salvati in eeprom.</text:span></text:p>
      <text:p text:style-name="P10">Disabilitare “Set parameter” (a livello 0-OFF accendere e spegnere le luci)</text:p>
      <text:p text:style-name="P10">Salvataggio in eeprom <text:s/>(a livello 0-OFF accendere e spegnere le luci 3 volte)</text:p>
      <text:p text:style-name="P10">Questa calibrazione alternativa, a differenza delle versioni precedenti di OSF, si applica a tutte le modalità. Lo stesso si ottiene abilitando “Estimated” nel configuratore.</text:p>
      <text:p text:style-name="P37"><text:soft-page-break/><text:span text:style-name="T12">3 - </text:span>Calibrazione del fattore di conversione ADC del sensore di coppia, col peso.</text:p>
      <text:p text:style-name="P11">Questa calibrazione non è indispensabile, è consigliata solo se si desidera un calcolo preciso della potenza umana ed eventualmente visualizzarla a display.</text:p>
      <text:p text:style-name="P43"><text:span text:style-name="T3">Considera che i valori stimati di </text:span><text:span text:style-name="T10">“Pedal torque ADC step“ e “Pedal torque ADC step adv“ ottenuti dal configuratore sono comunque adeguati allo scopo.</text:span></text:p>
      <text:p text:style-name="P27"><text:span text:style-name="T10">Questa </text:span><text:span text:style-name="T9">procedura</text:span><text:span text:style-name="T10"> è </text:span><text:span text:style-name="T9">un</text:span><text:span text:style-name="T10">a prosecuzione di quella indicata al punto </text:span><text:span text:style-name="T9">2</text:span><text:span text:style-name="T10">, poi continuare come segue:</text:span></text:p>
      <text:p text:style-name="P11">Premere ancora il pulsante Walk assist e rilasciarlo.</text:p>
      <text:p text:style-name="P10">I valori di "Pedal torque adc step" e "Pedal torque adc step adv" sono visualizzati alternandosi.</text:p>
      <text:p text:style-name="P9">Preparare un peso da 24 a 25 kg, che possa essere appeso al pedale in posizione orizzontale, oppure usare una bilancia per bagagli.</text:p>
      <text:p text:style-name="P16">Con i valori visualizzati a display, premere <text:s/>Walk assist e tenerlo premuto.</text:p>
      <text:p text:style-name="P16">A display viene visualizzato un altro numero che incrementa gradualmente, rilasciare Walk assist quando il valore visualizzato corrisponde al peso sul pedale.</text:p>
      <text:p text:style-name="P16">Dopo il rilascio di Walk assist, a display c’è il nuovo valore calcolato di “Pedal torque ADC step” che si alterna con “Pedal torque ADC step adv” di default 34..</text:p>
      <text:p text:style-name="P16">Prendere nota diel valore di “Pedal torque ADC step”, controllare nel configuratore se corrisponde a quello stimato.</text:p>
      <text:p text:style-name="P16">Non è possibile inserire il valore di “Pedal torque ADC step” <text:s/>nel configuratore se “Estimated” è abilitato. Quindi provare a cambiare il valore di “Pedal torque ADC step adv” (di default 34), fino ad ottenere un valore stimato di “Pedal torque ADC step” uguale a quello ottenuto col peso.</text:p>
      <text:p text:style-name="P16">In questo modo, anche “Pedal torque ADC step adv” sarà calibrato col peso.</text:p>
      <text:p text:style-name="P48">Vedere la funzione “Estimated” nella guida del configuratore.</text:p>
      <text:p text:style-name="P38">Calibrazione meccanica del sensore di coppia.</text:p>
      <text:p text:style-name="P9">Quando la gamma di lavoro del sensore di coppia è molto limitata, può essere necessaria una calibrazione meccanica.</text:p>
      <text:p text:style-name="P8">Seguire le istruzioni su GitHub:</text:p>
      <text:p text:style-name="P8">https://github.com/bbeschea/TSDZ2_wiki/wiki/Torque-sensor-hardware-calibration</text:p>
      <text:p text:style-name="P8">Dopo avere acceso il display seguire la prima parte della procedura di calibrazione, sarà visualizzato il valore del torque per tutto il tempo necessario.</text:p>
      <text:p text:style-name="P30">Scelta configurazione luci</text:p>
      <text:p text:style-name="P9">Sono disponibili 3 modalità oltre quella di default, scegliere quella preferita (a livello 4).</text:p>
      <text:p text:style-name="P8">Default <text:s/>Con comando luci ON, accese</text:p>
      <text:p text:style-name="P16">E02<text:tab/> <text:s text:c="3"/>Con comando luci ON, lampeggianti, si alterna con la modalità di default (E01 per EKD01)</text:p>
      <text:p text:style-name="P21">E03 <text:s text:c="6"/>Consultare l’impostazione nel configuratore (E02 per EKD01)</text:p>
      <text:p text:style-name="P16">E04 <text:s text:c="6"/>Consultare l’impostazione nel configuratore</text:p>
      <text:p text:style-name="P9">Le modalità in frenata, sono disponibili solo con sensori dei freni installati.</text:p>
      <text:p text:style-name="P16">Per altre modalità consultare la guida alla configurazione dei parametri.</text:p>
      <text:p text:style-name="P8">La configurazione delle luci si imposta a livello 4, come indicato nella tabella precedente, premendo il tasto luci 2 volte (on/off) per ogni posizione. Per l’utilizzo, le luci devono essere abilitate anche nel configuratore.</text:p>
      <text:p text:style-name="P9">Le posizioni E02, E03, E04, possono essere utilizzate per funzioni alternative, vedere la guida al configuratore.</text:p>
      <text:p text:style-name="P42"><text:span text:style-name="T3">E02 - Per abilitare/disabilitare startup assist (</text:span><text:span text:style-name="T6">E01 per EKD01)</text:span></text:p>
      <text:p text:style-name="P41"><text:span text:style-name="T3">E03 - Per abilitare/disabilitare l’assistenza in partenza senza la rotazione del pedali (</text:span><text:span text:style-name="T6">E02 per EKD01)</text:span></text:p>
      <text:p text:style-name="P8">E04 - Per abilitare l’assistenza anche in presenza di un errore, esempio un guasto a un sensore.</text:p>
      <text:p text:style-name="P30">Impostazioni del display originale.</text:p>
      <text:p text:style-name="P9">Note sulle impostazioni nel menu delle funzioni nascoste dei display.</text:p>
      <text:p text:style-name="P16">Consultare il manuale del modello installato.</text:p>
      <text:p text:style-name="P11"><text:soft-page-break/>- 6 km/h, se presente impostare a 1-ON per usare la modalità walk assist. Abilitare anche nel configuratore.</text:p>
      <text:p text:style-name="P22">- wheel diameter, impostare il diametro della ruota in pollici. Attenzione, questo valore non è più utilizzato per il calcolo della velocità e dei chilometri percorsi, ma solo per la visualizzazione dei dati. Per una migliore risoluzione dei dati, impostare il diametro della ruota al massimo disponibile (solo a display).</text:p>
      <text:p text:style-name="P22">- speed units, unità di misura di velocità e contachilometri. Impostare quelle preferite km/h-km o mph-miglia. Impostare le stesse unità di misura anche nel configuratore.</text:p>
      <text:p text:style-name="P22">- speed limit, limite di velocità. Di default non è utilizzato, i limiti di velocità sono quelli impostati nel configuratore, se come limite di velocità massima si preferisce usare quello a display, abilitare il parametro “Set max speed from display” nel configuratore.</text:p>
      <text:p text:style-name="P24">Rimane comunque sempre attivo il limite di velocità in modalità STREET.</text:p>
      <text:p text:style-name="P25">Attenzione, quando il limite di velocità a display è inferiore a quello in modalità STREET, quello a display ha la priorità.</text:p>
      <text:p text:style-name="P25">Esempio:</text:p>
      <text:p text:style-name="P25"><text:tab/>- limite a display 30 km/h, limite STREET 25 km/h, limite utilizzato 25 km/h</text:p>
      <text:p text:style-name="P25"><text:tab/>- limite a display 20 km/h, limite STREET 25 km/h, limite utilizzato 20 km/h</text:p>
      <text:p text:style-name="P22">- TE e TE1 (solo con display VLCD5). Valori del torque sensor, solo visualizzazione.</text:p>
      <text:p text:style-name="P49">Utili nella procedura di calibrazione.</text:p>
      <text:p text:style-name="P51"><text:tab/><text:tab/>- TE, valore adc senza spinta sui pedali. Da inserire in “Pedal torque ADC offset”.</text:p>
      <text:p text:style-name="P51"><text:tab/><text:tab/>- TE1, pedal torque delta, il valore a vuoto è zero, aumenta con la spinta sui pedali.</text:p>
      <text:h text:style-name="P50" text:outline-level="1">Il valore da inserire in “Pedal torque ADC max”, è il valore massimo (ottenuto con ciclista in piedi, sul pedale destro in posizione orizzontale) sommato al valore di TE”.</text:h>
      <text:p text:style-name="P23"/>
      <text:p text:style-name="P6">CODICI ERRORE</text:p>
      <text:p text:style-name="P9">Gli errori e i relativi codici elencati nei manuali originali dei display, non sono più validi.</text:p>
      <text:p text:style-name="P8">Attenzione, la presenza di un errore disabilita l’assistenza in tutte le modalità.</text:p>
      <text:p text:style-name="P16">E’ comunque possibile forzare l’assistenza anche con un errore se questo è causato da un problema a un <text:s/>sensore. Di coppia, di cadenza o di velocità.</text:p>
      <text:p text:style-name="P16">Si dovrà scegliere la modalità di assistenza che non prevede l’utilizzo del sensore guasto.</text:p>
      <text:p text:style-name="P8">Nel configuratore “Lights mode 3” deve essere impostato a 10 – “Assistance with sensors error”.</text:p>
      <text:p text:style-name="P41"><text:span text:style-name="T3">Abilitare a livello 4-TURBO, E04 - ASSIST WITH SENSORS ERROR, premendo il tasto luci 6 volte, <text:s/>2</text:span><text:span text:style-name="T6">(on/off)</text:span><text:span text:style-name="T3"> + 2</text:span><text:span text:style-name="T6">(on/off)</text:span><text:span text:style-name="T3"> + 2</text:span><text:span text:style-name="T6">(on/off)</text:span><text:span text:style-name="T3"> fino a E04 lampeggiante. Attenzione, questa funzione non è impostabile nel configuratore, all’accensione è sempre disabilitata, è comunque possibile salvare l’impostazione in eeprom sul display.</text:span></text:p>
      <text:p text:style-name="P8">Usare solo in caso di necessità, con questa funzione abilitata ci sono delle limitazioni nell’assistenza.</text:p>
      <text:p text:style-name="P8">Dopo ogni errore, è necessario spegnere il display e riaccenderlo.</text:p>
      <text:p text:style-name="P8"/>
      <text:p text:style-name="P8">Codici e descrizione degli errori:</text:p>
      <text:p text:style-name="P45"><text:span text:style-name="T3">E01 - ERROR_OVERVOLTAGE o ERROR_UNDERVOLTAGE (E06 lampeggiante per XH18)</text:span></text:p>
      <text:p text:style-name="P42"><text:span text:style-name="T3">Tensione della batteria superiore al valore massimo previsto, oppure inferiore al valore minimo.</text:span></text:p>
      <text:p text:style-name="P16">Probabile errore nell’impostazione dei parametri della batteria.</text:p>
      <text:p text:style-name="P13">E02 - ERROR_TORQUE_SENSOR</text:p>
      <text:p text:style-name="P9">Potrebbe essersi verificato un problema meccanico con il sensore di coppia oppure la calibrazione all’avvio non è stata eseguita correttamente.</text:p>
      <text:p text:style-name="P16">Probabilmente è stata applicata una spinta sui pedali durante l’accensione.</text:p>
      <text:p text:style-name="P16">Spegnere e riaccendere in modo che il sistema possa ricalibrarsi, senza forzare sui pedali.</text:p>
      <text:p text:style-name="P16">Se è abilitata la funzione “Torque sensor advanced”, controllare a display se il valore di “Pedal torque ADC offset” con pedali liberi <text:s/>e di “Pedal torque ADC max” con massimo sforzo, corrispondono a quelli inseriti nel configuratore.</text:p>
      <text:p text:style-name="P13">E03 – ERROR_CADENCE_SENSOR (E13 per EKD01)</text:p>
      <text:p text:style-name="P9"><text:soft-page-break/>Durante la pedalata non vengono generati impulsi dal sensore di cadenza, probabilmente guasto.</text:p>
      <text:p text:style-name="P13">E04 - ERROR_MOTOR_BLOCKED</text:p>
      <text:p text:style-name="P9">Motore o ruota bloccata, assorbimento di corrente eccessivo senza la rotazione del motore.</text:p>
      <text:p text:style-name="P16">Assicurarsi che non ci sia un problema meccanico.</text:p>
      <text:p text:style-name="P14">E05 – ERROR_THROTTLE o POWER-ON CURRENT CHECK (E03 lampeggiante XH18) (E10 EKD01)</text:p>
      <text:p text:style-name="P52">Controllo dell'ingresso dell'acceleratore all'accensione fallito.</text:p>
      <text:p text:style-name="P59">Controllare l’acceleratore e i valori ADC trottle nel configuratore.</text:p>
      <text:p text:style-name="P60">Oppure, all’accensione del display, il motore assorbe corrente dalla batteria, provare a spegnere e riaccendere il display. Se il problema persiste, potrebbe essere necessario riprogrammare il controller.</text:p>
      <text:p text:style-name="P13">E06 - ERROR_OVERTEMPERATURE</text:p>
      <text:p text:style-name="P9">Se nel configuratore è abilitato il parametro “Temperature error with min limit”, segnala che la temperatura del motore ha superato il valore minimo impostato.</text:p>
      <text:p text:style-name="P16">Il motore sta funzionando con potenza limitata.</text:p>
      <text:p text:style-name="P16">La potenza diminuisce gradualmente fino al limite massimo di temperatura, poi il motore si ferma.</text:p>
      <text:p text:style-name="P16">Se invece il parametro <text:s/>è disabilitato, il codice errore segnala il superamento del limite di temperatura massimo, il motore si è fermato dopo la limitazione di potenza.</text:p>
      <text:p text:style-name="P16">Solo con sensore di temperatura installato e abilitato.</text:p>
      <text:p text:style-name="P15">E07 - ERROR_OVERCURRENT</text:p>
      <text:p text:style-name="P58">Assorbimento di corrente eccessivo. Spegnere e riaccendere il display.</text:p>
      <text:p text:style-name="P33">E08 - ERROR_SPEED_SENSOR (E14 per EKD01)</text:p>
      <text:p text:style-name="P9">Sensore di velocità guasto o magnete troppo distante.</text:p>
      <text:p text:style-name="P13">E09 - ERROR_WRITE_EEPROM o ERROR_MOTOR_CHECK (E08 lampeggiante per XH18)</text:p>
      <text:p text:style-name="P9">Errore durante la scrittura in eeprom. Spegnere e riaccendere per riprovare.</text:p>
      <text:p text:style-name="P16">La scrittura in eeprom avviene solo alla prima accensione dopo avere caricato il programma, oppure manualmente tramite la funzione a display.</text:p>
      <text:p text:style-name="P16">Oppure: Controllo del motore se gira senza pedalare (pedalata fantasma).</text:p>
      <text:p text:style-name="P16"/>
      <text:p text:style-name="P41"><text:span text:style-name="T4">Attenzione</text:span><text:span text:style-name="T3">, ci sono errori che disabilitano l’assistenza, ma non possono essere segnalati con un codice a display.</text:span></text:p>
      <text:p text:style-name="P8">Esempio: interruzione della comunicazione tra motore e display, oppure problemi nell’esecuzione del programma.</text:p>
      <text:p text:style-name="P8">In questi casi, spegnere il display e riaccenderl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it" fo:country="IT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2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1" style:font-family-complex="Arial" style:font-family-generic-complex="swiss" style:language-complex="zxx" style:country-complex="none"/>
    </style:style>
    <style:style style:name="Mappa_20_documento" style:display-name="Mappa documento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Arial Narrow" fo:font-family="'Arial Narrow'" style:font-family-generic="swiss" style:font-pitch="variable" style:font-name-asian="Times New Roman" style:font-family-asian="'Times New Roman'" style:font-family-generic-asian="roman" style:font-pitch-asian="variable" style:font-name-complex="Arial2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>
      <style:text-properties style:font-name="Arial Narrow" style:font-name-complex="Arial Narrow"/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48cm" fo:border="none"/>
    </style:style>
    <style:page-layout style:name="Mpm1">
      <style:page-layout-properties fo:page-width="21.001cm" fo:page-height="29.7cm" style:num-format="1" style:print-orientation="portrait" fo:margin-top="2.499cm" fo:margin-bottom="1.249cm" fo:margin-left="2.588cm" fo:margin-right="1.95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top="0.653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ornice1" text:anchor-type="char" svg:x="19.05cm" svg:y="0.002cm" svg:width="0.148cm" svg:height="0.406cm" draw:z-index="8"><draw:text-box><text:p text:style-name="Footer"><text:span text:style-name="Page_20_Number"><text:span text:style-name="MT1"><text:page-number text:select-page="current">9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Guida ai parametri del file config</dc:title>
    <meta:initial-creator>Marco Brusadelli</meta:initial-creator>
    <meta:creation-date>2020-01-22T21:28:00</meta:creation-date>
    <dc:date>2026-05-04T16:33:27.722000000</dc:date>
    <meta:print-date>2026-05-04T16:33:32.162000000</meta:print-date>
    <meta:editing-cycles>402</meta:editing-cycles>
    <meta:editing-duration>P4DT9H44M44S</meta:editing-duration>
    <meta:generator>LibreOffice/7.2.3.2$Windows_X86_64 LibreOffice_project/d166454616c1632304285822f9c83ce2e660fd92</meta:generator>
    <meta:document-statistic meta:table-count="0" meta:image-count="0" meta:object-count="0" meta:page-count="9" meta:paragraph-count="287" meta:word-count="4526" meta:character-count="29811" meta:non-whitespace-character-count="25349"/>
  </office:meta>
</office:document-meta>
</file>